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32424" calcext:value-type="float">
            <text:p>59.01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29893333333" calcext:value-type="float">
            <text:p>59.3929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4385714286" calcext:value-type="float">
            <text:p>59.5704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50615172414" calcext:value-type="float">
            <text:p>59.91506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41222068966" calcext:value-type="float">
            <text:p>59.49412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11797142857" calcext:value-type="float">
            <text:p>58.7511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88217931034" calcext:value-type="float">
            <text:p>58.54882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34457142857" calcext:value-type="float">
            <text:p>58.593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92855172414" calcext:value-type="float">
            <text:p>58.659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87795555556" calcext:value-type="float">
            <text:p>58.75877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4753103448" calcext:value-type="float">
            <text:p>58.81147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70709677419" calcext:value-type="float">
            <text:p>58.787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8244" calcext:value-type="float">
            <text:p>58.8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35832258065" calcext:value-type="float">
            <text:p>58.903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38904827586" calcext:value-type="float">
            <text:p>58.9538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6524" calcext:value-type="float">
            <text:p>59.05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65961290323" calcext:value-type="float">
            <text:p>59.16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25192" calcext:value-type="float">
            <text:p>58.66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6527483871" calcext:value-type="float">
            <text:p>58.666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31744" calcext:value-type="float">
            <text:p>58.72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38957419355" calcext:value-type="float">
            <text:p>58.7738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03188571429" calcext:value-type="float">
            <text:p>58.8303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3623225806" calcext:value-type="float">
            <text:p>58.8813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2846451613" calcext:value-type="float">
            <text:p>58.9972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67272" calcext:value-type="float">
            <text:p>59.0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7419354839" calcext:value-type="float">
            <text:p>59.128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0704" calcext:value-type="float">
            <text:p>59.16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75385806452" calcext:value-type="float">
            <text:p>59.357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99388387097" calcext:value-type="float">
            <text:p>59.3399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51808" calcext:value-type="float">
            <text:p>58.82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0087741936" calcext:value-type="float">
            <text:p>58.6090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7288" calcext:value-type="float">
            <text:p>58.63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8802580645" calcext:value-type="float">
            <text:p>58.6868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28125714286" calcext:value-type="float">
            <text:p>58.7528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62727741936" calcext:value-type="float">
            <text:p>58.8162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32188387097" calcext:value-type="float">
            <text:p>58.9132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6928" calcext:value-type="float">
            <text:p>58.9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28369032258" calcext:value-type="float">
            <text:p>59.0528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66304" calcext:value-type="float">
            <text:p>59.1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1055483871" calcext:value-type="float">
            <text:p>59.08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8592" calcext:value-type="float">
            <text:p>58.5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7759483871" calcext:value-type="float">
            <text:p>58.6177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0424" calcext:value-type="float">
            <text:p>58.6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6296774194" calcext:value-type="float">
            <text:p>58.783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50464516129" calcext:value-type="float">
            <text:p>58.935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7992" calcext:value-type="float">
            <text:p>58.99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90601290323" calcext:value-type="float">
            <text:p>59.069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9704" calcext:value-type="float">
            <text:p>59.12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66415483871" calcext:value-type="float">
            <text:p>59.726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43922580645" calcext:value-type="float">
            <text:p>59.35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27096" calcext:value-type="float">
            <text:p>58.71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97550967742" calcext:value-type="float">
            <text:p>58.459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0272" calcext:value-type="float">
            <text:p>58.53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6149677419" calcext:value-type="float">
            <text:p>58.567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3188965517" calcext:value-type="float">
            <text:p>58.6373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5349677419" calcext:value-type="float">
            <text:p>58.6895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62209032258" calcext:value-type="float">
            <text:p>58.696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67456" calcext:value-type="float">
            <text:p>58.7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4092903226" calcext:value-type="float">
            <text:p>58.802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56328" calcext:value-type="float">
            <text:p>58.88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29176774194" calcext:value-type="float">
            <text:p>59.182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59944" calcext:value-type="float">
            <text:p>58.42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2763870968" calcext:value-type="float">
            <text:p>58.3412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78536" calcext:value-type="float">
            <text:p>58.4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94717419355" calcext:value-type="float">
            <text:p>58.4294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76662857143" calcext:value-type="float">
            <text:p>58.5076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3703225806" calcext:value-type="float">
            <text:p>58.564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1243870968" calcext:value-type="float">
            <text:p>58.649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5816" calcext:value-type="float">
            <text:p>58.70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3850322581" calcext:value-type="float">
            <text:p>58.780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35704" calcext:value-type="float">
            <text:p>58.84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0043870968" calcext:value-type="float">
            <text:p>59.2130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22007741935" calcext:value-type="float">
            <text:p>59.0022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19152" calcext:value-type="float">
            <text:p>58.40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54461935484" calcext:value-type="float">
            <text:p>58.495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93296" calcext:value-type="float">
            <text:p>58.33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6789677419" calcext:value-type="float">
            <text:p>58.3176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5711428571" calcext:value-type="float">
            <text:p>58.3995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1437419355" calcext:value-type="float">
            <text:p>58.472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44975483871" calcext:value-type="float">
            <text:p>58.574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9744" calcext:value-type="float">
            <text:p>58.64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9865806452" calcext:value-type="float">
            <text:p>58.750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5356" calcext:value-type="float">
            <text:p>58.85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42882580645" calcext:value-type="float">
            <text:p>59.2842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52198709677" calcext:value-type="float">
            <text:p>58.9952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20648" calcext:value-type="float">
            <text:p>58.53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4763870968" calcext:value-type="float">
            <text:p>58.417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67464" calcext:value-type="float">
            <text:p>58.34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8364" calcext:value-type="float">
            <text:p>58.53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48387096774" calcext:value-type="float">
            <text:p>58.624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08658461538" calcext:value-type="float">
            <text:p>58.86086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620384" calcext:value-type="float">
            <text:p>59.116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5363076923" calcext:value-type="float">
            <text:p>58.92053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875136" calcext:value-type="float">
            <text:p>59.168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2055384615" calcext:value-type="float">
            <text:p>59.52720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33987692308" calcext:value-type="float">
            <text:p>59.37339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534112" calcext:value-type="float">
            <text:p>58.675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9554285714" calcext:value-type="float">
            <text:p>59.0249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5634285714" calcext:value-type="float">
            <text:p>58.9365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90868571429" calcext:value-type="float">
            <text:p>58.8790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431100384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25702857143" calcext:value-type="float">
            <text:p>58.8825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90" meta:object-count="0"/>
    <meta:user-defined meta:name="AppVersion">3.0</meta:user-defined>
  </office:meta>
</office:document-meta>
</file>